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2a2003" officeooo:paragraph-rsid="002a2003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a2003" officeooo:paragraph-rsid="002a2003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a2003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e10a2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f6fb9" officeooo:paragraph-rsid="002f6fb9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f6fb9" officeooo:paragraph-rsid="0036154d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233ad" officeooo:paragraph-rsid="003233ad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42a85" officeooo:paragraph-rsid="00342a8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9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7ef32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c1357"/>
    </style:style>
    <style:style style:name="T2" style:family="text">
      <style:text-properties officeooo:rsid="002e10a2"/>
    </style:style>
    <style:style style:name="T3" style:family="text">
      <style:text-properties officeooo:rsid="003075cf"/>
    </style:style>
    <style:style style:name="T4" style:family="text">
      <style:text-properties officeooo:rsid="00342a85"/>
    </style:style>
    <style:style style:name="T5" style:family="text">
      <style:text-properties officeooo:rsid="0036154d"/>
    </style:style>
    <style:style style:name="T6" style:family="text">
      <style:text-properties officeooo:rsid="0037ef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3732840" text:style-name="L1">
        <text:list-item>
          <text:p text:style-name="P1">با کلیک روی دکمه Start بازی شروع شود.</text:p>
        </text:list-item>
        <text:list-item>
          <text:p text:style-name="P6">کنترل زمان<text:span text:style-name="T5">:</text:span></text:p>
          <text:list>
            <text:list-item>
              <text:p text:style-name="P6">زمان باید از صفر به شصف افزایش یاب<text:span text:style-name="T5">د.</text:span></text:p>
            </text:list-item>
            <text:list-item>
              <text:p text:style-name="P6"><text:span text:style-name="T4">با به پایان رسیدن یک مرحله</text:span><text:span text:style-name="T5">، یک مرحله</text:span><text:span text:style-name="T4"> به جلو برود</text:span><text:span text:style-name="T5">.</text:span></text:p>
            </text:list-item>
            <text:list-item>
              <text:p text:style-name="P6"><text:span text:style-name="T4">با به پایان رسیدن زمان یک مرحله، بازی متوقف و یک دکمه در </text:span><text:span text:style-name="T5">Game Box</text:span><text:span text:style-name="T4"> برای رفتن به مرحله بعد نشان داده شود.</text:span></text:p>
            </text:list-item>
          </text:list>
        </text:list-item>
        <text:list-item>
          <text:p text:style-name="P2">بررسی کردن <text:span text:style-name="T6">اوضاع</text:span> <text:span text:style-name="T5">4 گانه بازی</text:span> و <text:span text:style-name="T1">استفاده از اشیاء جداگانه برای انجام هر عملی</text:span> نسبت به این <text:span text:style-name="T6">اوضاع</text:span> (هنگام فشردن کلید یا کلیک روی دکمه ها)</text:p>
          <text:list>
            <text:list-item>
              <text:p text:style-name="P4">Play:</text:p>
              <text:list>
                <text:list-item>
                  <text:p text:style-name="P4">کنترل تایپ کردن و نشان دادن عکس العمل های مناسب</text:p>
                </text:list-item>
                <text:list-item>
                  <text:p text:style-name="P9">نمایش دکمه های Stop &amp; Pause</text:p>
                </text:list-item>
              </text:list>
            </text:list-item>
            <text:list-item>
              <text:p text:style-name="P3">Pause<text:span text:style-name="T2">:</text:span></text:p>
              <text:list>
                <text:list-item>
                  <text:p text:style-name="P3">باید امکان دیدن متنی که باید تایپ شود از بین برود<text:span text:style-name="T6">.</text:span></text:p>
                </text:list-item>
                <text:list-item>
                  <text:p text:style-name="P9">نمایش دکمه های Resume &amp; Stop</text:p>
                </text:list-item>
              </text:list>
            </text:list-item>
            <text:list-item>
              <text:p text:style-name="P4">End:</text:p>
              <text:list>
                <text:list-item>
                  <text:p text:style-name="P4">نمایش آمار بازی در یک قالب<text:span text:style-name="T6">.</text:span></text:p>
                </text:list-item>
                <text:list-item>
                  <text:p text:style-name="P9">نمایش یک دکمه برای شروع مجدد بازی.</text:p>
                </text:list-item>
              </text:list>
            </text:list-item>
            <text:list-item>
              <text:p text:style-name="P4">Start:</text:p>
              <text:list>
                <text:list-item>
                  <text:p text:style-name="P4">نمایش صفحه بازی در حالت اولیه</text:p>
                </text:list-item>
                <text:list-item>
                  <text:p text:style-name="P9"><text:soft-page-break/>نمایش یک دکمه برای شروع.</text:p>
                </text:list-item>
              </text:list>
            </text:list-item>
          </text:list>
        </text:list-item>
        <text:list-item>
          <text:p text:style-name="P8">کنترل مرحله ها:</text:p>
          <text:list>
            <text:list-item>
              <text:p text:style-name="P8">بازی حاوی پنج مرحله است.</text:p>
            </text:list-item>
            <text:list-item>
              <text:p text:style-name="P8">تعداد کلمه های ارائه شده در هر بلوک از متن، معادل شماره مرحله است.</text:p>
            </text:list-item>
          </text:list>
        </text:list-item>
        <text:list-item>
          <text:p text:style-name="P5">کنترل ضربدرها: اگر تعداد ضربدرهای قرمز بیش از سه مورد شده بازی باز Game Over شود<text:span text:style-name="T3">. این مورد توسط شیء کنترل کننده تایپ قابل تشخیص است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13T20:48:40.656000000</dc:date>
    <meta:editing-cycles>22</meta:editing-cycles>
    <meta:editing-duration>PT2H24M42S</meta:editing-duration>
    <meta:generator>LibreOffice/7.1.5.2$Windows_x86 LibreOffice_project/85f04e9f809797b8199d13c421bd8a2b025d52b5</meta:generator>
    <meta:document-statistic meta:table-count="0" meta:image-count="0" meta:object-count="0" meta:page-count="2" meta:paragraph-count="23" meta:word-count="211" meta:character-count="936" meta:non-whitespace-character-count="770"/>
  </office:meta>
</office:document-meta>
</file>